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9.275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177cm"/>
    </style:style>
    <style:style style:name="co14" style:family="table-column">
      <style:table-column-properties fo:break-before="auto" style:column-width="0.55cm"/>
    </style:style>
    <style:style style:name="co15" style:family="table-column">
      <style:table-column-properties fo:break-before="auto" style:column-width="6.918cm"/>
    </style:style>
    <style:style style:name="co16" style:family="table-column">
      <style:table-column-properties fo:break-before="auto" style:column-width="26.815cm"/>
    </style:style>
    <style:style style:name="co17" style:family="table-column">
      <style:table-column-properties fo:break-before="auto" style:column-width="11.27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1.337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732cm" fo:break-before="auto" style:use-optimal-row-height="false"/>
    </style:style>
    <style:style style:name="ro6" style:family="table-row">
      <style:table-row-properties style:row-height="3.706cm" fo:break-before="auto" style:use-optimal-row-height="false"/>
    </style:style>
    <style:style style:name="ro7" style:family="table-row">
      <style:table-row-properties style:row-height="2.12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ffe994" fo:border="none" style:vertical-align="middle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63" style:family="table-cell" style:parent-style-name="Default">
      <style:table-cell-properties fo:border="none"/>
      <style:text-properties style:use-window-font-color="true"/>
    </style:style>
    <style:style style:name="ce6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66" style:family="table-cell" style:parent-style-name="Default">
      <style:text-properties style:use-window-font-color="true"/>
    </style:style>
    <style:style style:name="ce67" style:family="table-cell" style:parent-style-name="Default">
      <style:table-cell-properties fo:background-color="#ffe994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wrap-option="wrap" style:vertical-align="middle"/>
      <style:text-properties style:use-window-font-color="true"/>
    </style:style>
    <style:style style:name="ce69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fo:background-color="transparent"/>
      <style:text-properties style:use-window-font-color="true"/>
    </style:style>
    <style:style style:name="ce73" style:family="table-cell" style:parent-style-name="Default">
      <style:table-cell-properties fo:background-color="#729fcf" fo:border="none" style:vertical-align="middle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transparent" fo:border="none" style:vertical-align="middle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transparent" style:vertical-align="middle"/>
    </style:style>
    <style:style style:name="ce78" style:family="table-cell" style:parent-style-name="Default">
      <style:table-cell-properties fo:background-color="#729fcf" fo:wrap-option="wrap" fo:border="none" style:vertical-align="middle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wrap-option="wrap" style:vertical-align="middle"/>
    </style:style>
    <style:style style:name="ce80" style:family="table-cell" style:parent-style-name="Default">
      <style:table-cell-properties style:vertical-align="middle"/>
      <style:text-properties style:use-window-font-color="true"/>
    </style:style>
    <style:style style:name="ce81" style:family="table-cell" style:parent-style-name="Default">
      <style:table-cell-properties fo:background-color="#ff6d6d" fo:border="none" style:vertical-align="middle"/>
      <style:text-properties style:use-window-font-color="true"/>
    </style:style>
    <style:style style:name="ce82" style:family="table-cell" style:parent-style-name="Default">
      <style:table-cell-properties fo:background-color="#ff6d6d" fo:wrap-option="wrap" fo:border="none" style:vertical-align="middle"/>
      <style:text-properties style:use-window-font-color="true"/>
    </style:style>
    <style:style style:name="ce83" style:family="table-cell" style:parent-style-name="Default">
      <style:table-cell-properties fo:background-color="#ffb66c" fo:border="none" style:vertical-align="middle"/>
      <style:text-properties style:use-window-font-color="true"/>
    </style:style>
    <style:style style:name="ce84" style:family="table-cell" style:parent-style-name="Default">
      <style:table-cell-properties fo:background-color="#ffb66c" fo:wrap-option="wrap" fo:border="none" style:vertical-align="middle"/>
      <style:text-properties style:use-window-font-color="true"/>
    </style:style>
    <style:style style:name="ce85" style:family="table-cell" style:parent-style-name="Default">
      <style:table-cell-properties fo:background-color="#5983b0" fo:border="none" style:vertical-align="middle"/>
      <style:text-properties style:use-window-font-color="true"/>
    </style:style>
    <style:style style:name="ce86" style:family="table-cell" style:parent-style-name="Default">
      <style:table-cell-properties fo:background-color="#5983b0" fo:wrap-option="wrap" fo:border="none" style:vertical-align="middle"/>
      <style:text-properties style:use-window-font-color="true"/>
    </style:style>
    <style:style style:name="ce91" style:family="table-cell" style:parent-style-name="Default">
      <style:table-cell-properties fo:background-color="#81aca6" fo:border="none" style:vertical-align="middle"/>
      <style:text-properties style:use-window-font-color="true"/>
    </style:style>
    <style:style style:name="ce92" style:family="table-cell" style:parent-style-name="Default">
      <style:table-cell-properties fo:background-color="transparent" fo:border="none"/>
      <style:text-properties style:use-window-font-color="true"/>
    </style:style>
    <style:style style:name="ce93" style:family="table-cell" style:parent-style-name="Default">
      <style:table-cell-properties fo:background-color="#81aca6" fo:wrap-option="wrap" fo:border="none" style:vertical-align="middle"/>
      <style:text-properties style:use-window-font-color="true"/>
    </style:style>
    <style:style style:name="ce94" style:family="table-cell" style:parent-style-name="Default">
      <style:table-cell-properties fo:background-color="#bf819e" fo:border="none" style:vertical-align="middle"/>
      <style:text-properties style:use-window-font-color="true"/>
    </style:style>
    <style:style style:name="ce95" style:family="table-cell" style:parent-style-name="Default">
      <style:table-cell-properties fo:background-color="#bf819e" fo:wrap-option="wrap" fo:border="none" style:vertical-align="middle"/>
      <style:text-properties style:use-window-font-color="true"/>
    </style:style>
    <style:style style:name="ce42" style:family="table-cell" style:parent-style-name="Default">
      <style:table-cell-properties fo:background-color="#afd095" fo:border="none" style:vertical-align="middle"/>
      <style:text-properties style:use-window-font-color="true"/>
    </style:style>
    <style:style style:name="ce55" style:family="table-cell" style:parent-style-name="Default">
      <style:table-cell-properties fo:background-color="#afd095" fo:wrap-option="wrap" fo:border="none" style:vertical-align="middle"/>
      <style:text-properties style:use-window-font-color="true"/>
    </style:style>
    <style:style style:name="ce65" style:family="table-cell" style:parent-style-name="Default">
      <style:table-cell-properties fo:background-color="#b2b2b2" fo:border="none" style:vertical-align="middle"/>
      <style:text-properties style:use-window-font-color="true"/>
    </style:style>
    <style:style style:name="ce87" style:family="table-cell" style:parent-style-name="Default">
      <style:table-cell-properties fo:background-color="#b2b2b2" fo:wrap-option="wrap" fo:border="none" style:vertical-align="middle"/>
      <style:text-properties style:use-window-font-color="true"/>
    </style:style>
    <style:style style:name="ce100" style:family="table-cell" style:parent-style-name="Default">
      <style:table-cell-properties fo:background-color="#ec9ba4" fo:border="none" style:vertical-align="middle"/>
      <style:text-properties style:use-window-font-color="true"/>
    </style:style>
    <style:style style:name="ce101" style:family="table-cell" style:parent-style-name="Default">
      <style:table-cell-properties fo:background-color="#ec9ba4" fo:wrap-option="wrap" fo:border="none" style:vertical-align="middl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Gardie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typeSkill</text:p>
          </table:table-cell>
          <table:table-cell table:style-name="ce61" office:value-type="string" calcext:value-type="string">
            <text:p>group</text:p>
          </table:table-cell>
          <table:table-cell table:style-name="ce61" office:value-type="string" calcext:value-type="string">
            <text:p>speciality</text:p>
          </table:table-cell>
          <table:table-cell table:style-name="ce61" office:value-type="string" calcext:value-type="string">
            <text:p>level</text:p>
          </table:table-cell>
          <table:table-cell table:style-name="ce61" office:value-type="string" calcext:value-type="string">
            <text:p>timeCasting</text:p>
          </table:table-cell>
          <table:table-cell table:style-name="ce61" office:value-type="string" calcext:value-type="string">
            <text:p>timeReloading</text:p>
          </table:table-cell>
          <table:table-cell table:style-name="ce61" office:value-type="string" calcext:value-type="string">
            <text:p>image</text:p>
          </table:table-cell>
          <table:table-cell table:style-name="ce67" office:value-type="string" calcext:value-type="string">
            <text:p>description</text:p>
          </table:table-cell>
          <table:table-cell table:style-name="ce61" office:value-type="string" calcext:value-type="string">
            <text:p>caractsUse</text:p>
          </table:table-cell>
          <table:table-cell table:style-name="ce61" office:value-type="string" calcext:value-type="string">
            <text:p>caractsTarget</text:p>
          </table:table-cell>
          <table:table-cell table:style-name="ce61" office:value-type="string" calcext:value-type="string">
            <text:p>effect</text:p>
          </table:table-cell>
          <table:table-cell table:style-name="ce61" office:value-type="string" calcext:value-type="string">
            <text:p>effect0</text:p>
          </table:table-cell>
          <table:table-cell table:style-name="ce61" office:value-type="string" calcext:value-type="string">
            <text:p>effect1</text:p>
          </table:table-cell>
          <table:table-cell table:style-name="ce61" office:value-type="string" calcext:value-type="string">
            <text:p>effect2</text:p>
          </table:table-cell>
          <table:table-cell table:style-name="ce61" office:value-type="string" calcext:value-type="string">
            <text:p>effect3</text:p>
          </table:table-cell>
          <table:table-cell table:style-name="ce69" table:number-columns-repeated="1007"/>
          <table:table-cell table:style-name="ce70"/>
        </table:table-row>
        <table:table-row table:style-name="ro2">
          <table:table-cell office:value-type="string" calcext:value-type="string">
            <text:p>Barrière de détournement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projectiles qui vous touchent sont renvoyés vers ceux qui les ont lancés. Cela n'empêche toutefois pas ces projectiles d'avoir leur effet normal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vocat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voque les ennemis tout autour de vous. Narguez-les pour qu'ils vous attaquent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amp de forc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Champ de force permet de créer une couche protectrice sur la cible. Un lien visible se crée entre le lanceur et la c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up handicapant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stropie la cible et tous les autres personnages proches à l'aide d'un grand balayage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rbillon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ffectuez une attaque tourbillonnante, qui inflige des dégâts physiques aux ennemis autour de vous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a tota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écute une terrible attaqu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ge gardien</text:p>
          </table:table-cell>
          <table:table-cell office:value-type="string" calcext:value-type="string">
            <text:p>SORT_DEF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dégâts subis par vos alliés à portée de corps à corps sont redirigés vers vou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i de ralliement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récupère de la vitalité et de l'armure magique en fonction du nombre d'alliés et de totems à proximité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 table:number-rows-repeated="5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ine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4" table:default-cell-style-name="ce77"/>
        <table:table-column table:style-name="co7" table:default-cell-style-name="ce77"/>
        <table:table-column table:style-name="co8" table:default-cell-style-name="ce79"/>
        <table:table-column table:style-name="co9" table:default-cell-style-name="ce74"/>
        <table:table-column table:style-name="co10" table:default-cell-style-name="ce77"/>
        <table:table-column table:style-name="co11" table:number-columns-repeated="5" table:default-cell-style-name="ce77"/>
        <table:table-column table:style-name="co12" table:number-columns-repeated="1007" table:default-cell-style-name="ce77"/>
        <table:table-column table:style-name="co12" table:default-cell-style-name="ce75"/>
        <table:table-row table:style-name="ro1">
          <table:table-cell table:style-name="ce73" office:value-type="string" calcext:value-type="string">
            <text:p>name</text:p>
          </table:table-cell>
          <table:table-cell table:style-name="ce73" office:value-type="string" calcext:value-type="string">
            <text:p>typeSkill</text:p>
          </table:table-cell>
          <table:table-cell table:style-name="ce73" office:value-type="string" calcext:value-type="string">
            <text:p>group</text:p>
          </table:table-cell>
          <table:table-cell table:style-name="ce73" office:value-type="string" calcext:value-type="string">
            <text:p>speciality</text:p>
          </table:table-cell>
          <table:table-cell table:style-name="ce73" office:value-type="string" calcext:value-type="string">
            <text:p>level</text:p>
          </table:table-cell>
          <table:table-cell table:style-name="ce73" office:value-type="string" calcext:value-type="string">
            <text:p>timeCasting</text:p>
          </table:table-cell>
          <table:table-cell table:style-name="ce73" office:value-type="string" calcext:value-type="string">
            <text:p>timeReloading</text:p>
          </table:table-cell>
          <table:table-cell table:style-name="ce73" office:value-type="string" calcext:value-type="string">
            <text:p>image</text:p>
          </table:table-cell>
          <table:table-cell table:style-name="ce78" office:value-type="string" calcext:value-type="string">
            <text:p>description</text:p>
          </table:table-cell>
          <table:table-cell table:style-name="ce73" office:value-type="string" calcext:value-type="string">
            <text:p>caractsUse</text:p>
          </table:table-cell>
          <table:table-cell table:style-name="ce73" office:value-type="string" calcext:value-type="string">
            <text:p>caractsTarget</text:p>
          </table:table-cell>
          <table:table-cell table:style-name="ce73" office:value-type="string" calcext:value-type="string">
            <text:p>effect</text:p>
          </table:table-cell>
          <table:table-cell table:style-name="ce73" office:value-type="string" calcext:value-type="string">
            <text:p>effect0</text:p>
          </table:table-cell>
          <table:table-cell table:style-name="ce73" office:value-type="string" calcext:value-type="string">
            <text:p>effect1</text:p>
          </table:table-cell>
          <table:table-cell table:style-name="ce73" office:value-type="string" calcext:value-type="string">
            <text:p>effect2</text:p>
          </table:table-cell>
          <table:table-cell table:style-name="ce7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Piqué du phénix</text:p>
          </table:table-cell>
          <table:table-cell office:value-type="string" calcext:value-type="string">
            <text:p>COMP_SPE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bondissez dans les airs vers la position de la cible, en créant une surface de feu à l'atterrissage.</text:p>
          </table:table-cell>
          <table:table-cell office:value-type="string" calcext:value-type="string">
            <text:p>HAB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afal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met d'exécuter trois attaques rapides, infligeant chacun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75" office:value-type="string" calcext:value-type="string">
            <text:p>Contrôle des vents </text:p>
          </table:table-cell>
          <table:table-cell office:value-type="string" calcext:value-type="string">
            <text:p>SORT_DIVERS</text:p>
          </table:table-cell>
          <table:table-cell table:style-name="ce75"/>
          <table:table-cell table:style-name="ce75" office:value-type="string" calcext:value-type="string">
            <text:p>Dervich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5"/>
          <table:table-cell table:style-name="ce66" office:value-type="string" calcext:value-type="string">
            <text:p>Modifie la direction et la force du vent. </text:p>
          </table:table-cell>
          <table:table-cell office:value-type="string" calcext:value-type="string">
            <text:p>POU</text:p>
          </table:table-cell>
          <table:table-cell table:style-name="ce75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gie des ombres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Dervich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eproduit les évocations de 4e niveau ou moins ; 20 % sont réelles. </text:p>
          </table:table-cell>
          <table:table-cell office:value-type="string" calcext:value-type="string">
            <text:p>POU</text:p>
          </table:table-cell>
          <table:table-cell table:style-name="Default"/>
          <table:table-cell table:number-columns-repeated="1013"/>
        </table:table-row>
        <table:table-row table:style-name="ro1" table:number-rows-repeated="49">
          <table:table-cell table:style-name="ce76"/>
          <table:table-cell table:style-name="Default" table:number-columns-repeated="8"/>
          <table:table-cell table:style-name="ce76"/>
          <table:table-cell table:style-name="Default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ssassin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1" office:value-type="string" calcext:value-type="string">
            <text:p>name</text:p>
          </table:table-cell>
          <table:table-cell table:style-name="ce81" office:value-type="string" calcext:value-type="string">
            <text:p>typeSkill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speciality</text:p>
          </table:table-cell>
          <table:table-cell table:style-name="ce81" office:value-type="string" calcext:value-type="string">
            <text:p>level</text:p>
          </table:table-cell>
          <table:table-cell table:style-name="ce81" office:value-type="string" calcext:value-type="string">
            <text:p>timeCasting</text:p>
          </table:table-cell>
          <table:table-cell table:style-name="ce81" office:value-type="string" calcext:value-type="string">
            <text:p>timeReloading</text:p>
          </table:table-cell>
          <table:table-cell table:style-name="ce81" office:value-type="string" calcext:value-type="string">
            <text:p>image</text:p>
          </table:table-cell>
          <table:table-cell table:style-name="ce82" office:value-type="string" calcext:value-type="string">
            <text:p>description</text:p>
          </table:table-cell>
          <table:table-cell table:style-name="ce81" office:value-type="string" calcext:value-type="string">
            <text:p>caractsUse</text:p>
          </table:table-cell>
          <table:table-cell table:style-name="ce81" office:value-type="string" calcext:value-type="string">
            <text:p>caractsTarget</text:p>
          </table:table-cell>
          <table:table-cell table:style-name="ce81" office:value-type="string" calcext:value-type="string">
            <text:p>effect</text:p>
          </table:table-cell>
          <table:table-cell table:style-name="ce81" office:value-type="string" calcext:value-type="string">
            <text:p>effect0</text:p>
          </table:table-cell>
          <table:table-cell table:style-name="ce81" office:value-type="string" calcext:value-type="string">
            <text:p>effect1</text:p>
          </table:table-cell>
          <table:table-cell table:style-name="ce81" office:value-type="string" calcext:value-type="string">
            <text:p>effect2</text:p>
          </table:table-cell>
          <table:table-cell table:style-name="ce8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office:value-type="string" calcext:value-type="string">
            <text:p>Marque sanguin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la cible ennemie. Si celle-ci meurt dans les 2 prochains tours, vous récupérez de la vitalité. En revanche, si la cible survit, c'est elle qui se soigne complètemen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li stratégiqu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aliser un bond surnaturel dans une direc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Écran de fumé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Assass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tout autour de vous un nuage de fumée qui vous dissimu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age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et Handicap à la cibl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remiers secours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ut rendre des PV à la cible. Une fois possible par blessure. Supprime Handicap, Renversement, Cécité, Silence, Hémorragie, Brûlure, Empoisonnement et Maladie.</text:p>
          </table:table-cell>
          <table:table-cell office:value-type="string" calcext:value-type="string">
            <text:p>IN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icochet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e flèche normale qui inflige des dégâts puis bifurque vers sa prochaine cible un maximum de 2 foi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ir dans le ciel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sautez dans les airs avant de tirer, ce qui vous permet de bénéficier d'un bonus aux dégât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ée de flèches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Cha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5 flèches s'abattent sur la zone ciblé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s de Morphé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use des dégâts physiques et inflige Atrophie : votre cible ne peut plus utiliser d'armes ni de compétences liées à celles-ci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ame corromp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physiques et infligeant Putréfaction et Malad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uauté terrifiante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up de dague causant des dégâts et infligeant Hémorragie et Terreur à la victime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ventail de poignards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LameOm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ancez une dague sur chaque ennemi autour de vous, ce qui leur inflige des dégâts physiqu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Grâce féline</text:p>
          </table:table-cell>
          <table:table-cell table:style-name="ce66" office:value-type="string" calcext:value-type="string">
            <text:p>SORT_DIVERS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en Dex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 suprême </text:p>
          </table:table-cell>
          <table:table-cell table:style-name="ce66" office:value-type="string" calcext:value-type="string">
            <text:p>SORT_DIVERS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nvisibilité, mais continue quand le sujet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ccord paralysant</text:p>
          </table:table-cell>
          <table:table-cell table:style-name="ce66" office:value-type="string" calcext:value-type="string">
            <text:p>SORT_DIVERS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 Immobilise un humanoïde pour 1 round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nvisibilité  </text:p>
          </table:table-cell>
          <table:table-cell table:style-name="ce66" office:value-type="string" calcext:value-type="string">
            <text:p>SORT_DIVERS</text:p>
          </table:table-cell>
          <table:table-cell table:style-name="ce66" office:value-type="string" calcext:value-type="string">
            <text:p>Assassin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Sujet invisible pendant 1 minute/niveau ou jusqu’à ce qu’il atta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1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9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5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ret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3" office:value-type="string" calcext:value-type="string">
            <text:p>name</text:p>
          </table:table-cell>
          <table:table-cell table:style-name="ce83" office:value-type="string" calcext:value-type="string">
            <text:p>typeSkill</text:p>
          </table:table-cell>
          <table:table-cell table:style-name="ce83" office:value-type="string" calcext:value-type="string">
            <text:p>group</text:p>
          </table:table-cell>
          <table:table-cell table:style-name="ce83" office:value-type="string" calcext:value-type="string">
            <text:p>speciality</text:p>
          </table:table-cell>
          <table:table-cell table:style-name="ce83" office:value-type="string" calcext:value-type="string">
            <text:p>level</text:p>
          </table:table-cell>
          <table:table-cell table:style-name="ce83" office:value-type="string" calcext:value-type="string">
            <text:p>timeCasting</text:p>
          </table:table-cell>
          <table:table-cell table:style-name="ce83" office:value-type="string" calcext:value-type="string">
            <text:p>timeReloading</text:p>
          </table:table-cell>
          <table:table-cell table:style-name="ce83" office:value-type="string" calcext:value-type="string">
            <text:p>image</text:p>
          </table:table-cell>
          <table:table-cell table:style-name="ce84" office:value-type="string" calcext:value-type="string">
            <text:p>description</text:p>
          </table:table-cell>
          <table:table-cell table:style-name="ce83" office:value-type="string" calcext:value-type="string">
            <text:p>caractsUse</text:p>
          </table:table-cell>
          <table:table-cell table:style-name="ce83" office:value-type="string" calcext:value-type="string">
            <text:p>caractsTarget</text:p>
          </table:table-cell>
          <table:table-cell table:style-name="ce83" office:value-type="string" calcext:value-type="string">
            <text:p>effect</text:p>
          </table:table-cell>
          <table:table-cell table:style-name="ce83" office:value-type="string" calcext:value-type="string">
            <text:p>effect0</text:p>
          </table:table-cell>
          <table:table-cell table:style-name="ce83" office:value-type="string" calcext:value-type="string">
            <text:p>effect1</text:p>
          </table:table-cell>
          <table:table-cell table:style-name="ce83" office:value-type="string" calcext:value-type="string">
            <text:p>effect2</text:p>
          </table:table-cell>
          <table:table-cell table:style-name="ce83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Au coeur de la mêlée</text:p>
          </table:table-cell>
          <table:table-cell office:value-type="string" calcext:value-type="string">
            <text:p>COMP_SP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gagnez un bonus d’attaque si un allié est proche. Plus on est de fous, plus on rit !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ssaut</text:p>
          </table:table-cell>
          <table:table-cell office:value-type="string" calcext:value-type="string">
            <text:p>COMP_SPE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attaquez à 4 reprises avec une rapidité stupéfiante, chacun de vos coups infligeant des dégâts physiques.</text:p>
          </table:table-cell>
          <table:table-cell table:number-columns-repeated="2" office:value-type="string" calcext:value-type="string">
            <text:p>VIG, HAB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Echauffement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ret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Berserker permet de booster temporairement la Vigueur et la compétence Combat. La Vigueur peut surpasser les limites du corps, soit 5... mais perdra alors 1 PV à la fin du Berserker. Si la Vigueur atteint ou surpasse 5, alors qu'avant il était plus bas... le lanceur gagne automatiquement 1 PV max en plus durant le Berserker. (Ce PV pris est temporaire, dû à la résistance physique d'une Vigueur à 5, et ne compte pas comme contrecoup)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ttaque éclair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DanseurSa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sse d'une cible à l'autre en touchant jusqu'à 2 cibles et inflige des dégâts physiques à chacune d'ell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Héroïsme</text:p>
          </table:table-cell>
          <table:table-cell office:value-type="string" calcext:value-type="string">
            <text:p>COMP_SPE</text:p>
          </table:table-cell>
          <table:table-cell table:style-name="ce66" office:value-type="string" calcext:value-type="string">
            <text:p>Bret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4 aux jets d’attaque, jets de dégâts et tests de compétence ; immunité contre la terreur ; pv temporai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6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rcie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85" office:value-type="string" calcext:value-type="string">
            <text:p>name</text:p>
          </table:table-cell>
          <table:table-cell table:style-name="ce85" office:value-type="string" calcext:value-type="string">
            <text:p>typeSkill</text:p>
          </table:table-cell>
          <table:table-cell table:style-name="ce85" office:value-type="string" calcext:value-type="string">
            <text:p>group</text:p>
          </table:table-cell>
          <table:table-cell table:style-name="ce85" office:value-type="string" calcext:value-type="string">
            <text:p>speciality</text:p>
          </table:table-cell>
          <table:table-cell table:style-name="ce85" office:value-type="string" calcext:value-type="string">
            <text:p>level</text:p>
          </table:table-cell>
          <table:table-cell table:style-name="ce85" office:value-type="string" calcext:value-type="string">
            <text:p>timeCasting</text:p>
          </table:table-cell>
          <table:table-cell table:style-name="ce85" office:value-type="string" calcext:value-type="string">
            <text:p>timeReloading</text:p>
          </table:table-cell>
          <table:table-cell table:style-name="ce85" office:value-type="string" calcext:value-type="string">
            <text:p>image</text:p>
          </table:table-cell>
          <table:table-cell table:style-name="ce86" office:value-type="string" calcext:value-type="string">
            <text:p>description</text:p>
          </table:table-cell>
          <table:table-cell table:style-name="ce85" office:value-type="string" calcext:value-type="string">
            <text:p>caractsUse</text:p>
          </table:table-cell>
          <table:table-cell table:style-name="ce85" office:value-type="string" calcext:value-type="string">
            <text:p>caractsTarget</text:p>
          </table:table-cell>
          <table:table-cell table:style-name="ce85" office:value-type="string" calcext:value-type="string">
            <text:p>effect</text:p>
          </table:table-cell>
          <table:table-cell table:style-name="ce85" office:value-type="string" calcext:value-type="string">
            <text:p>effect0</text:p>
          </table:table-cell>
          <table:table-cell table:style-name="ce85" office:value-type="string" calcext:value-type="string">
            <text:p>effect1</text:p>
          </table:table-cell>
          <table:table-cell table:style-name="ce85" office:value-type="string" calcext:value-type="string">
            <text:p>effect2</text:p>
          </table:table-cell>
          <table:table-cell table:style-name="ce8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2">
          <table:table-cell office:value-type="string" calcext:value-type="string">
            <text:p>Supernova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plose en créant des surfaces de feu et en infligeant des dégâts de feu dans une large zone tout autour de vou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Fouet de feu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ttaque à longue portée causant des dégâts de feu à une cible unique, tout en lui infligeant Cécité et Brûlur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Boule de feu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une sphère enflammée qui explose et inflige des dégâts de feu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Plui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une surface d'eau qui s'étend et éteint les flammes. Inflige l'état Humidité aux personnages présents dans la zon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5">
          <table:table-cell office:value-type="string" calcext:value-type="string">
            <text:p>Armure de givre</text:p>
          </table:table-cell>
          <table:table-cell office:value-type="string" calcext:value-type="string">
            <text:p>SORT_DE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glace forme une barrière autour de la cible, ce qui lui confère un bonus défensif. Fait disparaître Brûlure, Empoisonnement, Etourdissement, Gel, Suffocation et Pétrification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Refroidissement climat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Coup de froid aux ennemis autour de vous, qui subissent des dégâts d'eau. Gèle toutes les surfaces vulnérabl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Stase cryogénique</text:p>
          </table:table-cell>
          <table:table-cell office:value-type="string" calcext:value-type="string">
            <text:p>SORT_DE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ible alliée se retrouve cryogénisée, ce qui la rend incapable d'agir mais l'immunise contre tous les dégâts et la soigne sur la durée.</text:p>
          </table:table-cell>
          <table:table-cell office:value-type="string" calcext:value-type="string">
            <text:p>POU</text:p>
          </table:table-cell>
          <table:table-cell/>
          <table:table-cell table:style-name="ce71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Blizzard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0 éclats de glace tombent du ciel. Chacun d'entre eux inflige des dégâts d'eau aux personnages qui se trouvent dans un rayon de 15m autour de la zone d'impact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Décharge électr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jette une décharge électrique infligeant des dégâts d'air à la cible. Inflige Etat de choc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ucher électr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Etat de choc à une cible se trouvant à portée de main et lui cause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clair hébétant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foudre tombe du ciel, causant des dégâts d'air à tous les personnages pris dans la zone d'effet et leur infligeant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ornad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ornade traverse aléatoirement le champ de bataille, supprimant les surfaces et révélant les personnages invisibles. Fait également disparaître Invisibilité, Brûlure et Lenteu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perconducteur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nce de longues étincelles sur tous les ennemis présents dans la zone d'effet, ce qui leur cause des dégâts d'air et leur inflige Etat de choc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Electrocution en chaîn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re un éclair étourdissant qui se divise à l'impact un maximum de 8 fois dans un rayon de 8m et inflige des dégâts d'air à chaque cible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2">
          <table:table-cell office:value-type="string" calcext:value-type="string">
            <text:p>Orag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e tempête fait rage dans la zone d'effet, et elle projette des éclairs sur les ennemis, chacun d'entre eux infligeant des dégâts d'air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mpalement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pieux empalent tous les personnages et objets, leur infligeant Handicap et des dégâts de terre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Tremblement de terr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de terre et Renversement aux personnages ennemis et aux objets autour de vous. 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style-name="ce71" table:number-columns-repeated="5"/>
          <table:table-cell table:style-name="ce66" table:number-columns-repeated="1008"/>
        </table:table-row>
        <table:table-row table:style-name="ro3">
          <table:table-cell office:value-type="string" calcext:value-type="string">
            <text:p>Eruption pyroclastique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ieurs rochers pleins de pétrole explosent en direction de tous les ennemis dans la zone d'effet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, HAB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tempêt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mais 5d6 points de dégâts par éclai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pel de la foudr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Appelle la foudre (3d6 points de dégâts par éclair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Tempête de neig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Elemental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éduit la visibilité et gêne les déplacement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ueurs hypnotiques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Sorcie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ascine (2d4 + niveau) DV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17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9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oca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91" office:value-type="string" calcext:value-type="string">
            <text:p>name</text:p>
          </table:table-cell>
          <table:table-cell table:style-name="ce91" office:value-type="string" calcext:value-type="string">
            <text:p>typeSkill</text:p>
          </table:table-cell>
          <table:table-cell table:style-name="ce91" office:value-type="string" calcext:value-type="string">
            <text:p>group</text:p>
          </table:table-cell>
          <table:table-cell table:style-name="ce91" office:value-type="string" calcext:value-type="string">
            <text:p>speciality</text:p>
          </table:table-cell>
          <table:table-cell table:style-name="ce91" office:value-type="string" calcext:value-type="string">
            <text:p>level</text:p>
          </table:table-cell>
          <table:table-cell table:style-name="ce91" office:value-type="string" calcext:value-type="string">
            <text:p>timeCasting</text:p>
          </table:table-cell>
          <table:table-cell table:style-name="ce91" office:value-type="string" calcext:value-type="string">
            <text:p>timeReloading</text:p>
          </table:table-cell>
          <table:table-cell table:style-name="ce91" office:value-type="string" calcext:value-type="string">
            <text:p>image</text:p>
          </table:table-cell>
          <table:table-cell table:style-name="ce93" office:value-type="string" calcext:value-type="string">
            <text:p>description</text:p>
          </table:table-cell>
          <table:table-cell table:style-name="ce91" office:value-type="string" calcext:value-type="string">
            <text:p>caractsUse</text:p>
          </table:table-cell>
          <table:table-cell table:style-name="ce91" office:value-type="string" calcext:value-type="string">
            <text:p>caractsTarget</text:p>
          </table:table-cell>
          <table:table-cell table:style-name="ce91" office:value-type="string" calcext:value-type="string">
            <text:p>effect</text:p>
          </table:table-cell>
          <table:table-cell table:style-name="ce91" office:value-type="string" calcext:value-type="string">
            <text:p>effect0</text:p>
          </table:table-cell>
          <table:table-cell table:style-name="ce91" office:value-type="string" calcext:value-type="string">
            <text:p>effect1</text:p>
          </table:table-cell>
          <table:table-cell table:style-name="ce91" office:value-type="string" calcext:value-type="string">
            <text:p>effect2</text:p>
          </table:table-cell>
          <table:table-cell table:style-name="ce91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Evocation d'incarnat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ppelle un élémentaire personnel correspondant à la surface de sol sur laquelle il est invoqué. Votre incarnation peut être renforcée à l'aide d'insufflation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ufflation de double vu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ébloque les attaques à distance pour votre 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'ombr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tre incarnation apprend à devenir invisible et à frapper vos adversaires à l'aide d'une attaque corros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sufflation de distors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incarnation apprend une compétence de téléportation, ainsi qu'une compétence qui lui permet de changer de place avec son maît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rcharg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Invoca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créature invoquée ou le totem inflige 100% de dégâts de base supplémentaires pendant son prochain tour, puis meur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Insufflation élémentair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ele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nsforme l'élément de l'incarna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agesse du hibou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INT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orce de taureau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VIG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Grâce félin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fère +1 en HAB temporairement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Vermine géant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Transforme les vermines (mille-pattes, scorpions, araignées...) en vermine géant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oissance animal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Double la taille d’un animal avec +1 en VIG mais -1 en HAB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Éveil animal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Rend un animal intelligent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mmobilisation d’animal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Immobilise un anima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Nuée grouillante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Convoque une nuée de chauves-souris, rats ou araignées.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ossession animale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71" office:value-type="string" calcext:value-type="string">
            <text:p>Domp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possède l’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Default"/>
          <table:table-cell table:style-name="ce66" table:number-columns-repeated="2"/>
          <table:table-cell table:style-name="Default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38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chanteu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typeSkill</text:p>
          </table:table-cell>
          <table:table-cell table:style-name="ce94" office:value-type="string" calcext:value-type="string">
            <text:p>group</text:p>
          </table:table-cell>
          <table:table-cell table:style-name="ce94" office:value-type="string" calcext:value-type="string">
            <text:p>speciality</text:p>
          </table:table-cell>
          <table:table-cell table:style-name="ce94" office:value-type="string" calcext:value-type="string">
            <text:p>level</text:p>
          </table:table-cell>
          <table:table-cell table:style-name="ce94" office:value-type="string" calcext:value-type="string">
            <text:p>timeCasting</text:p>
          </table:table-cell>
          <table:table-cell table:style-name="ce94" office:value-type="string" calcext:value-type="string">
            <text:p>timeReloading</text:p>
          </table:table-cell>
          <table:table-cell table:style-name="ce94" office:value-type="string" calcext:value-type="string">
            <text:p>image</text:p>
          </table:table-cell>
          <table:table-cell table:style-name="ce95" office:value-type="string" calcext:value-type="string">
            <text:p>description</text:p>
          </table:table-cell>
          <table:table-cell table:style-name="ce94" office:value-type="string" calcext:value-type="string">
            <text:p>caractsUse</text:p>
          </table:table-cell>
          <table:table-cell table:style-name="ce94" office:value-type="string" calcext:value-type="string">
            <text:p>caractsTarget</text:p>
          </table:table-cell>
          <table:table-cell table:style-name="ce94" office:value-type="string" calcext:value-type="string">
            <text:p>effect</text:p>
          </table:table-cell>
          <table:table-cell table:style-name="ce94" office:value-type="string" calcext:value-type="string">
            <text:p>effect0</text:p>
          </table:table-cell>
          <table:table-cell table:style-name="ce94" office:value-type="string" calcext:value-type="string">
            <text:p>effect1</text:p>
          </table:table-cell>
          <table:table-cell table:style-name="ce94" office:value-type="string" calcext:value-type="string">
            <text:p>effect2</text:p>
          </table:table-cell>
          <table:table-cell table:style-name="ce94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Hâte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ugmente sa vitesse de déplacement. Supprime Lenteur et Handicap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vitement surnaturel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squive de la cible augmente de façon importan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ermutation du vid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change les places de deux personnages. Vous pouvez être l'un d'eux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éléportation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éléporte un objet ou un personnage à l'endroit de votre choix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rtification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nfère un bonus défensif. Supprime les effets d'Empoisonnement, d'Hémorragie, de Brûlure et de Putréfaction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Echantement aléatoir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Enchant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'enchantement des plumes leur donne un effet au contact de la peau de la cible. Il suffit d'un contact plume-peau, sans forcément lancer / détacher ses plumes. L'enchantement ne fonctionne que pour un seul contact, et peut s'enlever si voulu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rtail entre les plan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ux portails liés permettant à n'importe quel personnage de passer de l'un à l'autre un maximum de 4 foi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nteau de caméléo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confère le pouvoir de fusionner avec l'environnement, quel qu'il soit, afin de devenir invis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allucinations auditive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s hallucinations auditives utilise le sens de l'ouie de ses cibles pendant un certain temps. La qualité du son est forcément nette, bien réuss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ard intimidant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duit les ennemis au silence dans un cône devant vous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IN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omination menta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nvout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me l'ennemi pris pour cible, ce qui l'oblige à combattre à vos côtés pendant toute la durée de l'effe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issipation de la magi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nnule sorts et effets magiqu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ocalisation de créatur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’une créature conn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ceau du serpent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rée un symbole immobilisant le lecteu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mage accomplie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mme image silencieuse, plus sons, odeurs et températu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Manipulation des sons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Altère les sons ou en crée de nouve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Scrutation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ermet d’espionner le sujet à distanc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ouble illusoire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end le PJ invisible et crée son double illusoi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Voile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ce66" office:value-type="string" calcext:value-type="string">
            <text:p>Illusionn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hange l’aspect d’un groupe de créatur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Alarm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Protège une zone pendant 2 heures/niv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Bouche magiqu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Délivre un message quand on la déclen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Identification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Révèle les propriétés d’un objet magiqu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ocalisation d’objet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Enchanteur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Indique la direction de l’objet cherch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2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">
          <table:table-cell table:style-name="ce63"/>
          <table:table-cell table:style-name="Default" table:number-columns-repeated="4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2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33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ruid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typeSkill</text:p>
          </table:table-cell>
          <table:table-cell table:style-name="ce42" office:value-type="string" calcext:value-type="string">
            <text:p>group</text:p>
          </table:table-cell>
          <table:table-cell table:style-name="ce42" office:value-type="string" calcext:value-type="string">
            <text:p>speciality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timeCasting</text:p>
          </table:table-cell>
          <table:table-cell table:style-name="ce42" office:value-type="string" calcext:value-type="string">
            <text:p>timeReloading</text:p>
          </table:table-cell>
          <table:table-cell table:style-name="ce42" office:value-type="string" calcext:value-type="string">
            <text:p>image</text:p>
          </table:table-cell>
          <table:table-cell table:style-name="ce55" office:value-type="string" calcext:value-type="string">
            <text:p>description</text:p>
          </table:table-cell>
          <table:table-cell table:style-name="ce42" office:value-type="string" calcext:value-type="string">
            <text:p>caractsUse</text:p>
          </table:table-cell>
          <table:table-cell table:style-name="ce42" office:value-type="string" calcext:value-type="string">
            <text:p>caractsTarget</text:p>
          </table:table-cell>
          <table:table-cell table:style-name="ce42" office:value-type="string" calcext:value-type="string">
            <text:p>effect</text:p>
          </table:table-cell>
          <table:table-cell table:style-name="ce42" office:value-type="string" calcext:value-type="string">
            <text:p>effect0</text:p>
          </table:table-cell>
          <table:table-cell table:style-name="ce42" office:value-type="string" calcext:value-type="string">
            <text:p>effect1</text:p>
          </table:table-cell>
          <table:table-cell table:style-name="ce42" office:value-type="string" calcext:value-type="string">
            <text:p>effect2</text:p>
          </table:table-cell>
          <table:table-cell table:style-name="ce42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Restauration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nd de la vitalité au personnage ciblé. Restauration supprime également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iles déployées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fait pousser des ailes temporaires, qui vous permettent de vous déplacer en volant et d'ignorer les surfaces de sol en évitant de poser le pied par terr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ête de médus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s serpents sortent de votre tête, ce qui vous confère une aura pétrifiante, ainsi que la compétence Visage pétrifiant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effe de peau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éinitialise tous les temps de récupération. Fait disparaître Brûlure, Nécroflammes,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issage de toile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ée des surfaces de toiles dans la zone d'effet, ce qui inflige Enchevêtrement à tous les personnag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rans. Animal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Dr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ransformation en loup permet de devenir un loup avec le pelage que l'on souhait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Âme soeur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lie à la cible, ce qui vous permet de lui faire également profiter des effets de soins et de récupération d'armure dont vous bénéficiez. Supprime Gel, Etourdissement, Renversement et Pétrification sur la cibl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ion spirituel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s yeux percent le voile du Hall aux Echo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xplosion de nombreux cadavre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exploser tous les cadavres autour de vous, ce qui inflige des dégâts physiques dans toute la zon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voir des morts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 savoir des morts permet d'accueillir les informations d'une âme à proximité de son corps (ou d'une partie de son corps)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rmes de guériso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a terre elle-même se lamente de votre sort, ce qui crée des larmes guérisseuses soignant tous les alliés suffisamment proches de vous. 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Soins superficiels </text:p>
          </table:table-cell>
          <table:table-cell office:value-type="string" calcext:value-type="string">
            <text:p>SORT_DIVERS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Rend 1 pv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timulant </text:p>
          </table:table-cell>
          <table:table-cell office:value-type="string" calcext:value-type="string">
            <text:p>SORT_DIVERS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onfère 1 pv temporaire à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aie nourricière </text:p>
          </table:table-cell>
          <table:table-cell office:value-type="string" calcext:value-type="string">
            <text:p>SORT_DIVERS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2d4 baies rendant chacune 1 pv (max. 8 pv/24 heures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alentissement du poison </text:p>
          </table:table-cell>
          <table:table-cell office:value-type="string" calcext:value-type="string">
            <text:p>SORT_DIVERS</text:p>
          </table:table-cell>
          <table:table-cell table:style-name="ce66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 Neutralise le poison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des maladies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uérit tous les maux du suje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ntagion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ecte la cib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oisonnement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sujet perd 1d10 points de Con, idem 1 minute plus t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Neutralisation du poison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le poison inoffensif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égénération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repousser les membres tranchés, rend 4d8 points de vie, +1/niveau (max. +35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Soins intensifs de group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4d8 pv à de nombreuses créatures, +1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Guérison suprêm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office:value-type="string" calcext:value-type="string">
            <text:p>Guerisse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Soigne 10 points de dégâts/niveau, les maladies et les troubles ment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essager animal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Envoie un animal de taille TP en un lieu donné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Lueur féerique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ce66" office:value-type="string" calcext:value-type="string">
            <text:p>Cha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llumine le sujet (annule flou, camouflage, etc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ntrôle des plante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trôler une ou plusieurs créatures végétales.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eau d’écorc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onfère un bonus d’armure naturelle de +2 (ou plus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assage sans trace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s sujets (1/niveau) ne laissent pas de trac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nchevêtrement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a végétation immobilise tout dans un rayon de 12 m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Distorsion du boi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ord le bois (manche d’arme, planche, porte, etc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Forme d’arbr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Transforme le PJ en arbre pendant 1 heur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Brume de dissimulation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st entouré de brouillard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Respiration aquatiqu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respirer sous l’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roissance végétal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ait pousser la végétation, améliore son rendem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plante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plantes et le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Éveil végétal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Rend un arbre intellige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Voyage par les arbre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Le PJ entre dans un arbre et ressort par un autr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on avec la natur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nnaître les environs (1,5 km/niveau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mpire végétal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Influence les actions d’une ou plusieurs créatures végéta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Flétrissement végétal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létrit une plante ou inflige 1d6 points de dégâts/niveau à une créature végétal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nimation des plantes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Une ou plusieurs plantes s’animent et attaquent les adversaires du PJ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lairaudience/clairvoyance 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’entendre ou de voir de loin pendant 1 minute/niv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mmunication avec les animaux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faune ou de la flor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Détecte espèces de plantes ou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mmunication avec les animaux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communiquer avec les 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partielle animal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1 allié/niveau se transforme partiellement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morphose animale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1 allié/niveau se transforme en animal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paisement des animaux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Drui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Calme (2d4 + niveau) DV d’animaux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2">
          <table:table-cell table:style-name="ce63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">
          <table:table-cell table:style-name="Default" table:number-columns-repeated="5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/>
          <table:table-cell table:style-name="Default"/>
          <table:table-cell table:style-name="ce66" table:number-columns-repeated="2"/>
          <table:table-cell table:style-name="Default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">
          <table:table-cell table:style-name="ce63"/>
          <table:table-cell table:style-name="Default"/>
          <table:table-cell table:style-name="ce66" table:number-columns-repeated="2"/>
          <table:table-cell table:style-name="Default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5">
          <table:table-cell table:style-name="ce63"/>
          <table:table-cell table:style-name="Default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2"/>
          <table:table-cell table:style-name="Default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1048399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tr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typeSkill</text:p>
          </table:table-cell>
          <table:table-cell table:style-name="ce65" office:value-type="string" calcext:value-type="string">
            <text:p>group</text:p>
          </table:table-cell>
          <table:table-cell table:style-name="ce65" office:value-type="string" calcext:value-type="string">
            <text:p>speciality</text:p>
          </table:table-cell>
          <table:table-cell table:style-name="ce65" office:value-type="string" calcext:value-type="string">
            <text:p>level</text:p>
          </table:table-cell>
          <table:table-cell table:style-name="ce65" office:value-type="string" calcext:value-type="string">
            <text:p>timeCasting</text:p>
          </table:table-cell>
          <table:table-cell table:style-name="ce65" office:value-type="string" calcext:value-type="string">
            <text:p>timeReloading</text:p>
          </table:table-cell>
          <table:table-cell table:style-name="ce65" office:value-type="string" calcext:value-type="string">
            <text:p>image</text:p>
          </table:table-cell>
          <table:table-cell table:style-name="ce87" office:value-type="string" calcext:value-type="string">
            <text:p>description</text:p>
          </table:table-cell>
          <table:table-cell table:style-name="ce65" office:value-type="string" calcext:value-type="string">
            <text:p>caractsUse</text:p>
          </table:table-cell>
          <table:table-cell table:style-name="ce65" office:value-type="string" calcext:value-type="string">
            <text:p>caractsTarget</text:p>
          </table:table-cell>
          <table:table-cell table:style-name="ce65" office:value-type="string" calcext:value-type="string">
            <text:p>effect</text:p>
          </table:table-cell>
          <table:table-cell table:style-name="ce65" office:value-type="string" calcext:value-type="string">
            <text:p>effect0</text:p>
          </table:table-cell>
          <table:table-cell table:style-name="ce65" office:value-type="string" calcext:value-type="string">
            <text:p>effect1</text:p>
          </table:table-cell>
          <table:table-cell table:style-name="ce65" office:value-type="string" calcext:value-type="string">
            <text:p>effect2</text:p>
          </table:table-cell>
          <table:table-cell table:style-name="ce65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3">
          <table:table-cell office:value-type="string" calcext:value-type="string">
            <text:p>Tranquillité d'esprit</text:p>
          </table:table-cell>
          <table:table-cell office:value-type="string" calcext:value-type="string">
            <text:p>SORT_DEF</text:p>
          </table:table-cell>
          <table:table-cell office:value-type="string" calcext:value-type="string">
            <text:p>Pre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upprime Cécité, Terreur, Charme, Provocation, Sommeil, Enragement et Foli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ayonnement aveuglant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ClercArmu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recevez un état qui inflige Cécité à tous vos adversaires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ompe-la-mort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ndant 2 tours, la vitalité de la cible ne peut pas descendre en-dessous de 1, ce qui le maintient en vie quoi qu'il arrive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istorsion temporell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ible un personnage. Lorsque ce dernier arrive à la fin de son tour au combat, il gagne automatiquement un tour gratuit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nihilatio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ort qui détruit totalement le corps d'un personnage, interdisant ainsi de le ressusciter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utréfaction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à la cible, ainsi que Putréfaction, avec pour conséquence que les sorts et les potions de soins lui causent des dégâts physiques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éveil de cadavre boursouflé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iblez un corps pour créer un cadavre boursouflé qui se bat pour vous. Il peut également exploser, auquel cas il inflige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ection</text:p>
          </table:table-cell>
          <table:table-cell office:value-type="string" calcext:value-type="string">
            <text:p>SORT_OFF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flige des dégâts physiques à la cible, tout en lui inoculant une maladie qui se transmet aux autres personnages proches.</text:p>
          </table:table-cell>
          <table:table-cell office:value-type="string" calcext:value-type="string">
            <text:p>POU</text:p>
          </table:table-cell>
          <table:table-cell office:value-type="string" calcext:value-type="string">
            <text:p>V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ite funérair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us vous sacrifiez pour ramener un allié à la vie, ce qui vous inflige des dégâts perforants mais ressuscite la cible à son maximum de vitalité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Totems du nécromancien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Exorcis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it apparaître des totems d'os à côté de tous les ennemis situés dans la zone d'effet. Les totems d'os se battent à l'aide d'attaques à distanc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Protection contre les énergies destructives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Absorbe 12 points de dégâts/niveau infligés par le type d’énergie choisi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Assistance divin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ce66" office:value-type="string" calcext:value-type="string">
            <text:p>+1 à un jet d’attaque, jet de sauvegarde ou test de compétenc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Détection de la magi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Détecte sorts et objets magiques à 18 m à la rond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urification de nourriture et d’eau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urifie 30 dm³/niveau de nourriture et d’eau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Extinction des feux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Éteint les feux non magiques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Prémonition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“ Sixième sens ” avertissant le PJ en cas de dange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Vision lucid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Permet de voir les choses telles qu’elles sont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brûlant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ClercArmu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Chauff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Métal gelé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ClercArmu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Gèle le métal et inflige des dégâts à qui le touche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Colonne de feu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Feu divin (1d6 points de dégâts/niveau.)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6" office:value-type="string" calcext:value-type="string">
            <text:p>Lumière du jour </text:p>
          </table:table-cell>
          <table:table-cell office:value-type="string" calcext:value-type="string">
            <text:p>SORT_DIVERS</text:p>
          </table:table-cell>
          <table:table-cell table:style-name="ce63" office:value-type="string" calcext:value-type="string">
            <text:p>Pretr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ce66" office:value-type="string" calcext:value-type="string">
            <text:p>Vive lumière sur 18 m de rayon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Poussière scintillante </text:p>
          </table:table-cell>
          <table:table-cell office:value-type="string" calcext:value-type="string">
            <text:p>SORT_DIVERS</text:p>
          </table:table-cell>
          <table:table-cell table:style-name="ce66" office:value-type="string" calcext:value-type="string">
            <text:p>Pretr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veugle, révèle la position des créatures invisibl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Délivrance des malédictions </text:p>
          </table:table-cell>
          <table:table-cell office:value-type="string" calcext:value-type="string">
            <text:p>SORT_DIVERS</text:p>
          </table:table-cell>
          <table:table-cell table:style-name="Default"/>
          <table:table-cell table:style-name="Default" office:value-type="string" calcext:value-type="string">
            <text:p>PretreArlen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bère une personne ou un objet d’une malédiction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63"/>
          <table:table-cell table:style-name="Default" table:number-columns-repeated="7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3">
          <table:table-cell table:style-name="ce63" table:number-columns-repeated="2"/>
          <table:table-cell table:style-name="Default" table:number-columns-repeated="2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">
          <table:table-cell table:style-name="ce63"/>
          <table:table-cell table:style-name="Default" table:number-columns-repeated="3"/>
          <table:table-cell table:style-name="ce66" table:number-columns-repeated="5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2">
          <table:table-cell table:style-name="ce66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9">
          <table:table-cell table:style-name="ce66" table:number-columns-repeated="9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6"/>
          <table:table-cell table:style-name="Default" table:number-columns-repeated="2"/>
          <table:table-cell table:style-name="ce66" table:number-columns-repeated="6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8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1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rde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4" table:default-cell-style-name="ce64"/>
        <table:table-column table:style-name="co7" table:default-cell-style-name="ce64"/>
        <table:table-column table:style-name="co8" table:default-cell-style-name="ce68"/>
        <table:table-column table:style-name="co9" table:default-cell-style-name="ce62"/>
        <table:table-column table:style-name="co10" table:default-cell-style-name="ce64"/>
        <table:table-column table:style-name="co11" table:number-columns-repeated="5" table:default-cell-style-name="ce64"/>
        <table:table-column table:style-name="co12" table:number-columns-repeated="1007" table:default-cell-style-name="ce64"/>
        <table:table-column table:style-name="co12" table:default-cell-style-name="ce71"/>
        <table:table-row table:style-name="ro1"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typeSkill</text:p>
          </table:table-cell>
          <table:table-cell table:style-name="ce100" office:value-type="string" calcext:value-type="string">
            <text:p>group</text:p>
          </table:table-cell>
          <table:table-cell table:style-name="ce100" office:value-type="string" calcext:value-type="string">
            <text:p>speciality</text:p>
          </table:table-cell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timeCasting</text:p>
          </table:table-cell>
          <table:table-cell table:style-name="ce100" office:value-type="string" calcext:value-type="string">
            <text:p>timeReloading</text:p>
          </table:table-cell>
          <table:table-cell table:style-name="ce100" office:value-type="string" calcext:value-type="string">
            <text:p>image</text:p>
          </table:table-cell>
          <table:table-cell table:style-name="ce101" office:value-type="string" calcext:value-type="string">
            <text:p>description</text:p>
          </table:table-cell>
          <table:table-cell table:style-name="ce100" office:value-type="string" calcext:value-type="string">
            <text:p>caractsUse</text:p>
          </table:table-cell>
          <table:table-cell table:style-name="ce100" office:value-type="string" calcext:value-type="string">
            <text:p>caractsTarget</text:p>
          </table:table-cell>
          <table:table-cell table:style-name="ce100" office:value-type="string" calcext:value-type="string">
            <text:p>effect</text:p>
          </table:table-cell>
          <table:table-cell table:style-name="ce100" office:value-type="string" calcext:value-type="string">
            <text:p>effect0</text:p>
          </table:table-cell>
          <table:table-cell table:style-name="ce100" office:value-type="string" calcext:value-type="string">
            <text:p>effect1</text:p>
          </table:table-cell>
          <table:table-cell table:style-name="ce100" office:value-type="string" calcext:value-type="string">
            <text:p>effect2</text:p>
          </table:table-cell>
          <table:table-cell table:style-name="ce100" office:value-type="string" calcext:value-type="string">
            <text:p>effect3</text:p>
          </table:table-cell>
          <table:table-cell table:style-name="ce80" table:number-columns-repeated="1007"/>
          <table:table-cell table:style-name="ce66"/>
        </table:table-row>
        <table:table-row table:style-name="ro5">
          <table:table-cell office:value-type="string" calcext:value-type="string">
            <text:p>Chaînes de douleur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rque une cible de façon à ce qu'elle subisse tous les dégâts qui vous sont infligés. Les dégâts transférés de la sorte ignorent toutes les résistances dont la cible pourrait bénéficier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Berceus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les sujets somnolents ; –5 aux tests de Détection et de Perception auditive, –2 aux jets de Volonté contre sommeil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nvocation d’instrument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oque un instrument de musique au choix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 la magi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Détecte sorts et objets magiques à 18 m à la rond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Hébétement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it perdre 1 action à un humanoïde de 4 DV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Lumières dansante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ée torches ou autres lueur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anipulation à distanc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élékinésie limité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Message porté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onversation chuchotée à distanc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n imaginaire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ons illusoi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ompréhension des langage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Le PJ comprend tous les langages écrits ou parlé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guisement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Modifie l’apparence vestimentaire du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étection des passages secret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passages secrets à 18 m ou moin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Don des langues </text:p>
          </table:table-cell>
          <table:table-cell office:value-type="string" calcext:value-type="string">
            <text:p>SORT_DIVERS</text:p>
          </table:table-cell>
          <table:table-cell office:value-type="string" calcext:value-type="string">
            <text:p>Bar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Permet de parler toutes les langu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uggestion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a cible à accomplir un acte décidé par le PJ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Frayeur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Une créature de 5 DV ou moins s’enfuit pendant 1d4 round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cophonie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Inflige 1d8 points de dégâts de son, étourdissement poss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énèbres 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Obscurité surnaturelle sur 6 m de rayon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ilence </text:p>
          </table:table-cell>
          <table:table-cell office:value-type="string" calcext:value-type="string">
            <text:p>SORT_DIVERS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touffe tout bruit dans un rayon de 4,50 m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phère d’invisibilité </text:p>
          </table:table-cell>
          <table:table-cell office:value-type="string" calcext:value-type="string">
            <text:p>SORT_DIVERS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end tout le monde invisible à 3 m à la rond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Terrain hallucinatoire </text:p>
          </table:table-cell>
          <table:table-cell office:value-type="string" calcext:value-type="string">
            <text:p>SORT_DIVERS</text:p>
          </table:table-cell>
          <table:table-cell table:style-name="ce71" office:value-type="string" calcext:value-type="string">
            <text:p>Barde</text:p>
          </table:table-cell>
          <table:table-cell table:style-name="ce7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Transforme un type de terrain en un aut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auchemar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Envoie des visions causant fatigue et perte de 1d10 pv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hant de discorde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orce les cibles à s’entretuer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nalyse d’enchantement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Révèle les aspects magiques de la cible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Cri suprême </text:p>
          </table:table-cell>
          <table:table-cell office:value-type="string" calcext:value-type="string">
            <text:p>SORT_DIVERS</text:p>
          </table:table-cell>
          <table:table-cell table:style-name="ce71"/>
          <table:table-cell office:value-type="string" calcext:value-type="string">
            <text:p>Bansh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ri dévastateur infligeant 10d6 points de dégâts de son ; étourdit les créatures, abîme les objet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Hypnose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Fascine 2d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Regain d’assurance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Supprime la terreur ou donne +4 aux jets de sauvegarde contre celle-ci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Sommeil 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 Endort 4 DV de créatur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Apaisement des émotions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Calme les créatures agitées.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ce92" office:value-type="string" calcext:value-type="string">
            <text:p>Illumination </text:p>
          </table:table-cell>
          <table:table-cell office:value-type="string" calcext:value-type="string">
            <text:p>SORT_DIVERS</text:p>
          </table:table-cell>
          <table:table-cell table:style-name="ce71"/>
          <table:table-cell table:style-name="ce71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Éblouit 1 créature </text:p>
          </table:table-cell>
          <table:table-cell office:value-type="string" calcext:value-type="string">
            <text:p>POU</text:p>
          </table:table-cell>
          <table:table-cell table:style-name="ce71"/>
          <table:table-cell table:number-columns-repeated="1013"/>
        </table:table-row>
        <table:table-row table:style-name="ro1">
          <table:table-cell table:style-name="Default" office:value-type="string" calcext:value-type="string">
            <text:p>Danse irrésistible </text:p>
          </table:table-cell>
          <table:table-cell office:value-type="string" calcext:value-type="string">
            <text:p>SORT_DIVERS</text:p>
          </table:table-cell>
          <table:table-cell table:style-name="ce66"/>
          <table:table-cell table:style-name="Default" office:value-type="string" calcext:value-type="string">
            <text:p>Virtu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Force le sujet à danser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Default" office:value-type="string" calcext:value-type="string">
            <text:p>Bagou  </text:p>
          </table:table-cell>
          <table:table-cell office:value-type="string" calcext:value-type="string">
            <text:p>SORT_DIVERS</text:p>
          </table:table-cell>
          <table:table-cell table:style-name="Default" office:value-type="string" calcext:value-type="string">
            <text:p>Barde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/>
          <table:table-cell table:style-name="Default" office:value-type="string" calcext:value-type="string">
            <text:p>Confère +30 aux tests de Bluff ; résiste aux divinations censées détecter les mensonges. </text:p>
          </table:table-cell>
          <table:table-cell office:value-type="string" calcext:value-type="string">
            <text:p>POU</text:p>
          </table:table-cell>
          <table:table-cell table:style-name="ce66"/>
          <table:table-cell table:number-columns-repeated="1013"/>
        </table:table-row>
        <table:table-row table:style-name="ro1" table:number-rows-repeated="2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3"/>
          <table:table-cell table:style-name="ce66" table:number-columns-repeated="4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>
          <table:table-cell table:style-name="ce63"/>
          <table:table-cell table:style-name="ce66"/>
          <table:table-cell table:style-name="Default" table:number-columns-repeated="4"/>
          <table:table-cell table:style-name="ce66" table:number-columns-repeated="3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44">
          <table:table-cell table:style-name="ce63"/>
          <table:table-cell table:style-name="ce66" table:number-columns-repeated="8"/>
          <table:table-cell table:style-name="ce63"/>
          <table:table-cell table:style-name="ce66"/>
          <table:table-cell table:number-columns-repeated="1013"/>
        </table:table-row>
        <table:table-row table:style-name="ro1" table:number-rows-repeated="1048409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 Attente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number-columns-repeated="17" table:default-cell-style-name="Default"/>
        <table:table-row table:style-name="ro8" table:number-rows-repeated="42">
          <table:table-cell table:number-columns-repeated="19"/>
        </table:table-row>
        <table:table-row table:style-name="ro8">
          <table:table-cell/>
          <table:table-cell office:value-type="string" calcext:value-type="string">
            <text:p>Druide</text:p>
          </table:table-cell>
          <table:table-cell office:value-type="string" calcext:value-type="string">
            <text:p>Modification d’apparence  </text:p>
          </table:table-cell>
          <table:table-cell office:value-type="string" calcext:value-type="string">
            <text:p>ermet d’adopter la forme d’une créature. </text:p>
          </table:table-cell>
          <table:table-cell table:number-columns-repeated="15"/>
        </table:table-row>
        <table:table-row table:style-name="ro8" table:number-rows-repeated="6">
          <table:table-cell table:number-columns-repeated="19"/>
        </table:table-row>
        <table:table-row table:style-name="ro8">
          <table:table-cell/>
          <table:table-cell office:value-type="string" calcext:value-type="string">
            <text:p>Envouteur</text:p>
          </table:table-cell>
          <table:table-cell office:value-type="string" calcext:value-type="string">
            <text:p>Animation d’objets </text:p>
          </table:table-cell>
          <table:table-cell office:value-type="string" calcext:value-type="string">
            <text:p>Les objets attaquent les adversaires du PJ.</text:p>
          </table:table-cell>
          <table:table-cell table:number-columns-repeated="15"/>
        </table:table-row>
        <table:table-row table:style-name="ro8" table:number-rows-repeated="4">
          <table:table-cell table:number-columns-repeated="19"/>
        </table:table-row>
        <table:table-row table:style-name="ro8">
          <table:table-cell table:number-columns-repeated="10"/>
          <table:table-cell table:style-name="ce63"/>
          <table:table-cell table:style-name="ce66" table:number-columns-repeated="8"/>
        </table:table-row>
        <table:table-row table:style-name="ro8" table:number-rows-repeated="7">
          <table:table-cell table:number-columns-repeated="13"/>
          <table:table-cell table:style-name="ce66"/>
          <table:table-cell table:number-columns-repeated="3"/>
          <table:table-cell table:style-name="ce66" table:number-columns-repeated="2"/>
        </table:table-row>
        <table:table-row table:style-name="ro8" table:number-rows-repeated="5">
          <table:table-cell table:number-columns-repeated="17"/>
          <table:table-cell table:style-name="ce66" table:number-columns-repeated="2"/>
        </table:table-row>
        <table:table-row table:style-name="ro8" table:number-rows-repeated="8">
          <table:table-cell table:number-columns-repeated="19"/>
        </table:table-row>
        <table:table-row table:style-name="ro8" table:number-rows-repeated="2">
          <table:table-cell table:number-columns-repeated="6"/>
          <table:table-cell table:style-name="ce66" table:number-columns-repeated="3"/>
          <table:table-cell table:number-columns-repeated="10"/>
        </table:table-row>
        <table:table-row table:style-name="ro8">
          <table:table-cell table:number-columns-repeated="8"/>
          <table:table-cell table:style-name="ce66"/>
          <table:table-cell table:number-columns-repeated="10"/>
        </table:table-row>
        <table:table-row table:style-name="ro8">
          <table:table-cell/>
          <table:table-cell table:style-name="ce63"/>
          <table:table-cell table:style-name="ce66" table:number-columns-repeated="4"/>
          <table:table-cell table:number-columns-repeated="2"/>
          <table:table-cell table:style-name="ce66"/>
          <table:table-cell table:number-columns-repeated="10"/>
        </table:table-row>
        <table:table-row table:style-name="ro8">
          <table:table-cell table:number-columns-repeated="8"/>
          <table:table-cell table:style-name="ce66"/>
          <table:table-cell table:number-columns-repeated="10"/>
        </table:table-row>
        <table:table-row table:style-name="ro8">
          <table:table-cell/>
          <table:table-cell table:style-name="ce63"/>
          <table:table-cell table:style-name="ce66" table:number-columns-repeated="2"/>
          <table:table-cell table:number-columns-repeated="4"/>
          <table:table-cell table:style-name="ce66"/>
          <table:table-cell table:number-columns-repeated="10"/>
        </table:table-row>
        <table:table-row table:style-name="ro8">
          <table:table-cell/>
          <table:table-cell table:style-name="ce63"/>
          <table:table-cell table:style-name="ce66" table:number-columns-repeated="2"/>
          <table:table-cell table:number-columns-repeated="4"/>
          <table:table-cell table:style-name="ce66" table:number-columns-repeated="7"/>
          <table:table-cell table:number-columns-repeated="4"/>
        </table:table-row>
        <table:table-row table:style-name="ro8">
          <table:table-cell/>
          <table:table-cell table:style-name="ce63"/>
          <table:table-cell table:style-name="ce66" table:number-columns-repeated="13"/>
          <table:table-cell table:number-columns-repeated="4"/>
        </table:table-row>
        <table:table-row table:style-name="ro8" table:number-rows-repeated="3">
          <table:table-cell/>
          <table:table-cell table:style-name="ce63"/>
          <table:table-cell table:style-name="ce66" table:number-columns-repeated="7"/>
          <table:table-cell table:number-columns-repeated="3"/>
          <table:table-cell table:style-name="ce66" table:number-columns-repeated="3"/>
          <table:table-cell table:number-columns-repeated="4"/>
        </table:table-row>
        <table:table-row table:style-name="ro8" table:number-rows-repeated="3">
          <table:table-cell/>
          <table:table-cell table:style-name="ce63"/>
          <table:table-cell table:number-columns-repeated="2"/>
          <table:table-cell table:style-name="ce66" table:number-columns-repeated="5"/>
          <table:table-cell table:number-columns-repeated="3"/>
          <table:table-cell table:style-name="ce66" table:number-columns-repeated="3"/>
          <table:table-cell table:number-columns-repeated="4"/>
        </table:table-row>
        <table:table-row table:style-name="ro8" table:number-rows-repeated="5">
          <table:table-cell/>
          <table:table-cell table:style-name="ce63"/>
          <table:table-cell table:number-columns-repeated="2"/>
          <table:table-cell table:style-name="ce66" table:number-columns-repeated="5"/>
          <table:table-cell table:number-columns-repeated="3"/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 table:number-rows-repeated="3">
          <table:table-cell/>
          <table:table-cell table:style-name="ce63"/>
          <table:table-cell table:number-columns-repeated="2"/>
          <table:table-cell table:style-name="ce66" table:number-columns-repeated="8"/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 table:number-rows-repeated="2">
          <table:table-cell/>
          <table:table-cell table:style-name="ce63"/>
          <table:table-cell table:number-columns-repeated="2"/>
          <table:table-cell table:style-name="ce66" table:number-columns-repeated="5"/>
          <table:table-cell table:number-columns-repeated="3"/>
          <table:table-cell table:style-name="ce64" table:number-columns-repeated="2"/>
          <table:table-cell table:style-name="ce68"/>
          <table:table-cell table:number-columns-repeated="4"/>
        </table:table-row>
        <table:table-row table:style-name="ro8" table:number-rows-repeated="5">
          <table:table-cell/>
          <table:table-cell table:style-name="ce63"/>
          <table:table-cell table:number-columns-repeated="2"/>
          <table:table-cell table:style-name="ce66" table:number-columns-repeated="5"/>
          <table:table-cell table:number-columns-repeated="10"/>
        </table:table-row>
        <table:table-row table:style-name="ro8">
          <table:table-cell/>
          <table:table-cell table:style-name="ce63"/>
          <table:table-cell table:number-columns-repeated="2"/>
          <table:table-cell table:style-name="ce66" table:number-columns-repeated="5"/>
          <table:table-cell table:number-columns-repeated="10"/>
        </table:table-row>
      </table:table>
      <table:table table:name="Etats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8">
          <table:table-cell table:number-columns-repeated="4"/>
        </table:table-row>
        <table:table-row table:style-name="ro8">
          <table:table-cell/>
          <table:table-cell office:value-type="string" calcext:value-type="string">
            <text:p>Atrophie</text:p>
          </table:table-cell>
          <table:table-cell office:value-type="string" calcext:value-type="string">
            <text:p>Empêche le personnage affligé d'attaquer ou utiliser des compétences d'arm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Brûlure / Empoisonnement / Hémorragie</text:p>
          </table:table-cell>
          <table:table-cell office:value-type="string" calcext:value-type="string">
            <text:p>Inflige des dégâts à chaque tou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écité</text:p>
          </table:table-cell>
          <table:table-cell office:value-type="string" calcext:value-type="string">
            <text:p>Réduit la portée et donne un malus aux actions de précis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harme</text:p>
          </table:table-cell>
          <table:table-cell office:value-type="string" calcext:value-type="string">
            <text:p>Retourne temporairement un personnage contre ses allié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oup de froid</text:p>
          </table:table-cell>
          <table:table-cell office:value-type="string" calcext:value-type="string">
            <text:p>Malus aux actions de déplacement et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nchevêtrement</text:p>
          </table:table-cell>
          <table:table-cell office:value-type="string" calcext:value-type="string">
            <text:p>Empêche le personnage de se déplacer. Malus d’esquive.</text:p>
          </table:table-cell>
          <table:table-cell office:value-type="string" calcext:value-type="string">
            <text:p>Immunité à Téléportation</text:p>
          </table:table-cell>
        </table:table-row>
        <table:table-row table:style-name="ro8">
          <table:table-cell/>
          <table:table-cell office:value-type="string" calcext:value-type="string">
            <text:p>Esquive</text:p>
          </table:table-cell>
          <table:table-cell office:value-type="string" calcext:value-type="string">
            <text:p>Bonus aux actions d’esquive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tat de choc</text:p>
          </table:table-cell>
          <table:table-cell office:value-type="string" calcext:value-type="string">
            <text:p>Le personnage est choqué par l'électricité. Subir Etat de choc une seconde fois ou Humidité provoque Etourdissement. Malus aux actions de déplacement et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tourdissement</text:p>
          </table:table-cell>
          <table:table-cell office:value-type="string" calcext:value-type="string">
            <text:p>Paralysé par l'électricité.</text:p>
          </table:table-cell>
          <table:table-cell office:value-type="string" calcext:value-type="string">
            <text:p>Immunité à Gel, Charme, Terreur, Pétrification, Provocation, Sommeil</text:p>
          </table:table-cell>
        </table:table-row>
        <table:table-row table:style-name="ro8">
          <table:table-cell/>
          <table:table-cell office:value-type="string" calcext:value-type="string">
            <text:p>Folie / Démence</text:p>
          </table:table-cell>
          <table:table-cell office:value-type="string" calcext:value-type="string">
            <text:p>Le personnage est fou de rage et attaque l'ami ou ennemi le plus proche, sans distinct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Gel</text:p>
          </table:table-cell>
          <table:table-cell office:value-type="string" calcext:value-type="string">
            <text:p>Paralysé par le gel.</text:p>
          </table:table-cell>
          <table:table-cell office:value-type="string" calcext:value-type="string">
            <text:p>Immunité à Etat de choc, Empoisonnement, Charme, Terreur, Hémorragie, Pétrification, Provocation, Sommeil</text:p>
          </table:table-cell>
        </table:table-row>
        <table:table-row table:style-name="ro8">
          <table:table-cell/>
          <table:table-cell office:value-type="string" calcext:value-type="string">
            <text:p>Handicap</text:p>
          </table:table-cell>
          <table:table-cell office:value-type="string" calcext:value-type="string">
            <text:p>Empêche le personnage de se déplacer. Malus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Subir Etat de choc après Humidité provoque Etourdissement. Subir Coup de froid provoque Gel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Infection</text:p>
          </table:table-cell>
          <table:table-cell office:value-type="string" calcext:value-type="string">
            <text:p>Le personnage est contagieux. Malus aux actions d’attaqu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Maladie</text:p>
          </table:table-cell>
          <table:table-cell office:value-type="string" calcext:value-type="string">
            <text:p>Malus aux actions d’attaqu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Pétrification</text:p>
          </table:table-cell>
          <table:table-cell office:value-type="string" calcext:value-type="string">
            <text:p>La cible est incapable de bouger et d'agir de manière permanente.</text:p>
          </table:table-cell>
          <table:table-cell office:value-type="string" calcext:value-type="string">
            <text:p>Immunité à Gel, Brûlure, Etat de choc, Empoisonnement, Charme, Terreur, Renversement, Coup de froid, Hémorragie, Téléportation, Provocation, Sommeil</text:p>
          </table:table-cell>
        </table:table-row>
        <table:table-row table:style-name="ro8">
          <table:table-cell/>
          <table:table-cell office:value-type="string" calcext:value-type="string">
            <text:p>Provocation</text:p>
          </table:table-cell>
          <table:table-cell office:value-type="string" calcext:value-type="string">
            <text:p>La cible est obligée d'attaquer le lanceu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Putréfaction</text:p>
          </table:table-cell>
          <table:table-cell office:value-type="string" calcext:value-type="string">
            <text:p>Le personnage subit des dégâts des soin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Renforcement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Renversement</text:p>
          </table:table-cell>
          <table:table-cell office:value-type="string" calcext:value-type="string">
            <text:p>Le personnage est à terre et incapable de se déplacer. Se relever prend un tour au combat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Silence</text:p>
          </table:table-cell>
          <table:table-cell office:value-type="string" calcext:value-type="string">
            <text:p>Empêche le personnage de parler et de lancer des sorts ayant des temps d’incantat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Sommeil</text:p>
          </table:table-cell>
          <table:table-cell office:value-type="string" calcext:value-type="string">
            <text:p>La cible est incapable d'agir ou de se déplace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Terreur</text:p>
          </table:table-cell>
          <table:table-cell office:value-type="string" calcext:value-type="string">
            <text:p>Le personnage s'enfuit de terreur. Malus d’esquive.</text:p>
          </table:table-cell>
          <table:table-cell/>
        </table:table-row>
      </table:table>
      <table:named-expressions/>
      <table:database-ranges>
        <table:database-range table:name="__Anonymous_Sheet_DB__2" table:target-range-address="Assassin.A14:Assassin.K22" table:contains-header="false">
          <table:sort>
            <table:sort-by table:field-number="3" table:data-type="automatic"/>
          </table:sort>
        </table:database-range>
        <table:database-range table:name="__Anonymous_Sheet_DB__3" table:target-range-address="Bretteur.A6:Bretteur.K14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Sorcier.A9:Sorcier.K28" table:contains-header="false">
          <table:sort>
            <table:sort-by table:field-number="3" table:data-type="automatic"/>
          </table:sort>
        </table:database-range>
        <table:database-range table:name="__Anonymous_Sheet_DB__7" table:target-range-address="Druide.A13:Druide.K2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6:53:47.7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13T18:24:40.757000000</dc:date>
    <meta:editing-duration>PT9H5M22S</meta:editing-duration>
    <meta:editing-cycles>128</meta:editing-cycles>
    <meta:generator>LibreOffice/7.3.2.2$Windows_X86_64 LibreOffice_project/49f2b1bff42cfccbd8f788c8dc32c1c309559be0</meta:generator>
    <meta:document-statistic meta:table-count="12" meta:cell-count="1820" meta:object-count="0"/>
  </office:meta>
</office:document-meta>
</file>